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XY" table:style-name="ta1">
        <table:shapes>
          <draw:frame draw:z-index="0" draw:style-name="gr1" svg:width="13.2465in" svg:height="7.4783in" svg:x="1.8213in" svg:y="0.0421in">
            <draw:object draw:notify-on-update-of-ranges="XY.A1:XY.A100 XY.B1:XY.B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</table:table>
      <table:table table:name="XYfixed" table:style-name="ta1">
        <table:shapes>
          <draw:frame draw:z-index="0" draw:style-name="gr1" svg:width="13.2465in" svg:height="7.4677in" svg:x="1.8213in" svg:y="0.0421in">
            <draw:object draw:notify-on-update-of-ranges="XYfixed.A1:XYfixed.A216 XYfixed.B1:XYfixed.B2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 office:value-type="float" office:value="22">
            <text:p>2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</table:table-row>
      </table:table>
      <table:table table:name="XZ" table:style-name="ta1">
        <table:shapes>
          <draw:frame draw:z-index="0" draw:style-name="gr1" svg:width="13.2571in" svg:height="7.4575in" svg:x="1.8213in" svg:y="0.0421in">
            <draw:object draw:notify-on-update-of-ranges="XZ.A1:XZ.A100 XZ.B1:XZ.B1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</table:table-row>
      </table:table>
      <table:table table:name="XZfixed" table:style-name="ta1">
        <table:shapes>
          <draw:frame draw:z-index="0" draw:style-name="gr1" svg:width="13.3114in" svg:height="7.4783in" svg:x="1.8213in" svg:y="0.0421in">
            <draw:object draw:notify-on-update-of-ranges="XZfixed.A1:XZfixed.A216 XZfixed.B1:XZfixed.B21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 office:value-type="float" office:value="34">
            <text:p>3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2">
            <text:p>102</text:p>
          </table:table-cell>
        </table:table-row>
      </table:table>
      <table:table table:name="YZ" table:style-name="ta1">
        <table:shapes>
          <draw:frame draw:z-index="0" draw:style-name="gr1" svg:width="13.2248in" svg:height="7.4783in" svg:x="1.8213in" svg:y="0.0421in">
            <draw:object draw:notify-on-update-of-ranges="YZ.A1:YZ.A100 YZ.B1:YZ.B10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2">
            <text:p>92</text:p>
          </table:table-cell>
        </table:table-row>
      </table:table>
      <table:table table:name="YZfixed" table:style-name="ta1">
        <table:shapes>
          <draw:frame draw:z-index="0" draw:style-name="gr1" svg:width="13.2248in" svg:height="7.4783in" svg:x="1.8213in" svg:y="0.0421in">
            <draw:object draw:notify-on-update-of-ranges="YZfixed.A1:YZfixed.A216 YZfixed.B1:YZfixed.B21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2">
            <text:p>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chell Huang</meta:initial-creator>
    <meta:creation-date>2012-07-12T15:11:18</meta:creation-date>
    <dc:date>2012-07-12T15:44:01</dc:date>
    <dc:creator>Mitchell Huang</dc:creator>
    <meta:editing-duration>PT31M28S</meta:editing-duration>
    <meta:editing-cycles>20</meta:editing-cycles>
    <meta:generator>LibreOffice/3.5$Linux_x86 LibreOffice_project/350m1$Build-2</meta:generator>
    <meta:document-statistic meta:table-count="6" meta:cell-count="189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647cm" svg:height="18.996cm" xlink:href=".." xlink:type="simple" chart:class="chart:scatter" chart:style-name="ch1">
        <chart:legend chart:legend-position="end" svg:x="31.383cm" svg:y="9.199cm" style:legend-expansion="high" chart:style-name="ch2"/>
        <chart:plot-area chart:style-name="ch3" table:cell-range-address="XY.A1:XY.B100" svg:x="1.122cm" svg:y="1.651cm" svg:width="28.918cm" svg:height="16.546cm">
          <chartooo:coordinate-region svg:x="1.743cm" svg:y="1.85cm" svg:width="28.11cm" svg:height="15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XY.B1:XY.B100" chart:class="chart:scatter">
            <chart:domain table:cell-range-address="XY.A1:XY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XY.A1:XY.A100</svg:desc>
                </draw:g>
              </table:table-cell>
              <table:table-cell office:value-type="float" office:value="0">
                <text:p>0</text:p>
                <draw:g>
                  <svg:desc>XY.B1:XY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">
                <text:p>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647cm" svg:height="18.969cm" xlink:href=".." xlink:type="simple" chart:class="chart:scatter" chart:style-name="ch1">
        <chart:legend chart:legend-position="end" svg:x="31.383cm" svg:y="9.185cm" style:legend-expansion="high" chart:style-name="ch2"/>
        <chart:plot-area chart:style-name="ch3" table:cell-range-address="XYfixed.A1:XYfixed.B216" svg:x="1.122cm" svg:y="1.651cm" svg:width="28.918cm" svg:height="16.519cm">
          <chartooo:coordinate-region svg:x="1.743cm" svg:y="1.85cm" svg:width="28.11cm" svg:height="15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XYfixed.B1:XYfixed.B216" chart:class="chart:scatter">
            <chart:domain table:cell-range-address="XYfixed.A1:XYfixed.A216"/>
            <chart:data-point chart:repeated="2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XYfixed.A1:XYfixed.A216</svg:desc>
                </draw:g>
              </table:table-cell>
              <table:table-cell office:value-type="float" office:value="0">
                <text:p>0</text:p>
                <draw:g>
                  <svg:desc>XYfixed.B1:XYfixed.B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">
                <text:p>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">
                <text:p>4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">
                <text:p>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">
                <text:p>1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">
                <text:p>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">
                <text:p>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">
                <text:p>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">
                <text:p>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">
                <text:p>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">
                <text:p>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">
                <text:p>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">
                <text:p>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">
                <text:p>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">
                <text:p>4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">
                <text:p>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674cm" svg:height="18.943cm" xlink:href=".." xlink:type="simple" chart:class="chart:scatter" chart:style-name="ch1">
        <chart:legend chart:legend-position="end" svg:x="32.813cm" svg:y="9.172cm" style:legend-expansion="high" chart:style-name="ch2"/>
        <chart:plot-area chart:style-name="ch3" table:cell-range-address="XZ.A1:XZ.B100" svg:x="1.123cm" svg:y="1.647cm" svg:width="30.344cm" svg:height="16.498cm">
          <chartooo:coordinate-region svg:x="1.93cm" svg:y="1.846cm" svg:width="29.35cm" svg:height="15.6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scatter">
            <chart:domain table:cell-range-address="XZ.A1:XZ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XZ.A1:XZ.A100</svg:desc>
                </draw:g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812cm" svg:height="18.996cm" xlink:href=".." xlink:type="simple" chart:class="chart:scatter" chart:style-name="ch1">
        <chart:legend chart:legend-position="end" svg:x="31.549cm" svg:y="9.199cm" style:legend-expansion="high" chart:style-name="ch2"/>
        <chart:plot-area chart:style-name="ch3" table:cell-range-address="XZfixed.A1:XZfixed.B216" svg:x="1.126cm" svg:y="1.651cm" svg:width="29.071cm" svg:height="16.546cm">
          <chartooo:coordinate-region svg:x="1.933cm" svg:y="1.85cm" svg:width="28.077cm" svg:height="15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XZfixed.B1:XZfixed.B216" chart:class="chart:scatter">
            <chart:domain table:cell-range-address="XZfixed.A1:XZfixed.A216"/>
            <chart:data-point chart:repeated="2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XZfixed.A1:XZfixed.A216</svg:desc>
                </draw:g>
              </table:table-cell>
              <table:table-cell office:value-type="float" office:value="0">
                <text:p>0</text:p>
                <draw:g>
                  <svg:desc>XZfixed.B1:XZfixed.B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">
                <text:p>4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">
                <text:p>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">
                <text:p>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">
                <text:p>2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">
                <text:p>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">
                <text:p>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">
                <text:p>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">
                <text:p>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">
                <text:p>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">
                <text:p>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">
                <text:p>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">
                <text:p>3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">
                <text:p>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">
                <text:p>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">
                <text:p>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">
                <text:p>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">
                <text:p>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">
                <text:p>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">
                <text:p>1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">
                <text:p>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">
                <text:p>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">
                <text:p>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">
                <text:p>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">
                <text:p>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">
                <text:p>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">
                <text:p>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">
                <text:p>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">
                <text:p>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">
                <text:p>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">
                <text:p>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">
                <text:p>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">
                <text:p>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">
                <text:p>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">
                <text:p>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">
                <text:p>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">
                <text:p>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7">
                <text:p>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">
                <text:p>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">
                <text:p>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">
                <text:p>3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">
                <text:p>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">
                <text:p>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">
                <text:p>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">
                <text:p>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">
                <text:p>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">
                <text:p>4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">
                <text:p>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">
                <text:p>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">
                <text:p>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">
                <text:p>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">
                <text:p>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">
                <text:p>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">
                <text:p>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5">
                <text:p>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">
                <text:p>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">
                <text:p>2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">
                <text:p>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">
                <text:p>23</text:p>
              </table:table-cell>
              <table:table-cell office:value-type="float" office:value="102">
                <text:p>1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592cm" svg:height="18.996cm" xlink:href=".." xlink:type="simple" chart:class="chart:scatter" chart:style-name="ch1">
        <chart:legend chart:legend-position="end" svg:x="31.329cm" svg:y="9.199cm" style:legend-expansion="high" chart:style-name="ch2"/>
        <chart:plot-area chart:style-name="ch3" table:cell-range-address="YZ.A1:YZ.B100" svg:x="1.121cm" svg:y="1.651cm" svg:width="28.866cm" svg:height="16.546cm">
          <chartooo:coordinate-region svg:x="1.928cm" svg:y="1.85cm" svg:width="27.872cm" svg:height="15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YZ.B1:YZ.B100" chart:class="chart:scatter">
            <chart:domain table:cell-range-address="YZ.A1:YZ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YZ.A1:YZ.A100</svg:desc>
                </draw:g>
              </table:table-cell>
              <table:table-cell office:value-type="float" office:value="0">
                <text:p>0</text:p>
                <draw:g>
                  <svg:desc>YZ.B1:YZ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">
                <text:p>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">
                <text:p>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">
                <text:p>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">
                <text:p>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592cm" svg:height="18.996cm" xlink:href=".." xlink:type="simple" chart:class="chart:scatter" chart:style-name="ch1">
        <chart:legend chart:legend-position="end" svg:x="31.329cm" svg:y="9.199cm" style:legend-expansion="high" chart:style-name="ch2"/>
        <chart:plot-area chart:style-name="ch3" table:cell-range-address="YZfixed.A1:YZfixed.B216" svg:x="1.121cm" svg:y="1.651cm" svg:width="28.866cm" svg:height="16.546cm">
          <chartooo:coordinate-region svg:x="1.928cm" svg:y="1.85cm" svg:width="27.872cm" svg:height="15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YZfixed.B1:YZfixed.B216" chart:class="chart:scatter">
            <chart:domain table:cell-range-address="YZfixed.A1:YZfixed.A216"/>
            <chart:data-point chart:repeated="2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YZfixed.A1:YZfixed.A216</svg:desc>
                </draw:g>
              </table:table-cell>
              <table:table-cell office:value-type="float" office:value="0">
                <text:p>0</text:p>
                <draw:g>
                  <svg:desc>YZfixed.B1:YZfixed.B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">
                <text:p>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">
                <text:p>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">
                <text:p>4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">
                <text:p>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">
                <text:p>1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">
                <text:p>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">
                <text:p>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">
                <text:p>3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3">
                <text:p>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">
                <text:p>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">
                <text:p>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">
                <text:p>3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">
                <text:p>3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">
                <text:p>3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">
                <text:p>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3">
                <text:p>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7">
                <text:p>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">
                <text:p>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3">
                <text:p>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">
                <text:p>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">
                <text:p>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">
                <text:p>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1">
                <text:p>6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">
                <text:p>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">
                <text:p>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">
                <text:p>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">
                <text:p>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">
                <text:p>5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">
                <text:p>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">
                <text:p>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">
                <text:p>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8">
                <text:p>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">
                <text:p>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">
                <text:p>4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">
                <text:p>6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0">
                <text:p>6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3">
                <text:p>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">
                <text:p>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">
                <text:p>1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">
                <text:p>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">
                <text:p>6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6">
                <text:p>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">
                <text:p>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">
                <text:p>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">
                <text:p>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">
                <text:p>2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">
                <text:p>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">
                <text:p>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">
                <text:p>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6">
                <text:p>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">
                <text:p>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">
                <text:p>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8">
                <text:p>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">
                <text:p>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5">
                <text:p>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0">
                <text:p>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">
                <text:p>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">
                <text:p>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">
                <text:p>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">
                <text:p>3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